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DF000001C00F95D61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5.924cm" svg:height="15.801cm" svg:x="2.031cm" svg:y="2.682cm">
          <draw:image xlink:href="Pictures/10000000000002DF000001C00F95D610.png" xlink:type="simple" xlink:show="embed" xlink:actuate="onLoad">
            <text:p/>
          </draw:image>
        </draw:frame>
        <draw:frame draw:style-name="gr2" draw:text-style-name="P1" draw:layer="layout" svg:width="0.428cm" svg:height="0.47cm" svg:x="5.049cm" svg:y="3.4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07cm" svg:height="0.47cm" svg:x="5.51cm" svg:y="5.7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424cm" svg:height="0.47cm" svg:x="2.5cm" svg:y="7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411cm" svg:height="0.47cm" svg:x="7.8cm" svg:y="7.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445cm" svg:height="0.47cm" svg:x="5.076cm" svg:y="10.0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428cm" svg:height="0.47cm" svg:x="11.549cm" svg:y="3.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0.407cm" svg:height="0.47cm" svg:x="12.01cm" svg:y="5.7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0.424cm" svg:height="0.47cm" svg:x="9cm" svg:y="7.1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411cm" svg:height="0.47cm" svg:x="14.3cm" svg:y="7.0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445cm" svg:height="0.47cm" svg:x="11.576cm" svg:y="10.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428cm" svg:height="0.47cm" svg:x="18.138cm" svg:y="3.4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" draw:layer="layout" svg:width="0.407cm" svg:height="0.47cm" svg:x="18.599cm" svg:y="5.75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0.424cm" svg:height="0.47cm" svg:x="15.589cm" svg:y="7.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" draw:layer="layout" svg:width="0.411cm" svg:height="0.47cm" svg:x="20.889cm" svg:y="7.0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0.445cm" svg:height="0.47cm" svg:x="18.165cm" svg:y="10.0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0.428cm" svg:height="0.47cm" svg:x="24.738cm" svg:y="3.5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0.407cm" svg:height="0.47cm" svg:x="25.199cm" svg:y="5.85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0.424cm" svg:height="0.47cm" svg:x="22.189cm" svg:y="7.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0.411cm" svg:height="0.47cm" svg:x="27.489cm" svg:y="7.1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1" draw:layer="layout" svg:width="0.445cm" svg:height="0.47cm" svg:x="24.765cm" svg:y="10.13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" draw:layer="layout" svg:width="0.428cm" svg:height="0.47cm" svg:x="4.838cm" svg:y="11.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0.407cm" svg:height="0.47cm" svg:x="5.299cm" svg:y="13.48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424cm" svg:height="0.47cm" svg:x="2.289cm" svg:y="14.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0.411cm" svg:height="0.47cm" svg:x="7.589cm" svg:y="14.7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" draw:layer="layout" svg:width="0.445cm" svg:height="0.47cm" svg:x="4.865cm" svg:y="17.7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1" draw:layer="layout" svg:width="0.428cm" svg:height="0.47cm" svg:x="11.449cm" svg:y="11.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1" draw:layer="layout" svg:width="0.407cm" svg:height="0.47cm" svg:x="11.91cm" svg:y="13.48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1" draw:layer="layout" svg:width="0.424cm" svg:height="0.47cm" svg:x="8.9cm" svg:y="14.83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1" draw:layer="layout" svg:width="0.411cm" svg:height="0.47cm" svg:x="14.2cm" svg:y="14.7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0.445cm" svg:height="0.47cm" svg:x="11.476cm" svg:y="17.76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1" draw:layer="layout" svg:width="0.407cm" svg:height="0.47cm" svg:x="11.1cm" svg:y="15.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1" draw:layer="layout" svg:width="0.428cm" svg:height="0.47cm" svg:x="17.838cm" svg:y="11.1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text-style-name="P1" draw:layer="layout" svg:width="0.407cm" svg:height="0.47cm" svg:x="18.299cm" svg:y="13.459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" draw:layer="layout" svg:width="0.424cm" svg:height="0.47cm" svg:x="15.289cm" svg:y="14.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1" draw:layer="layout" svg:width="0.411cm" svg:height="0.47cm" svg:x="20.589cm" svg:y="14.7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1" draw:layer="layout" svg:width="0.445cm" svg:height="0.47cm" svg:x="17.865cm" svg:y="17.7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0.407cm" svg:height="0.47cm" svg:x="17.593cm" svg:y="1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text-style-name="P1" draw:layer="layout" svg:width="0.428cm" svg:height="0.47cm" svg:x="11.45cm" svg:y="11.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1" draw:layer="layout" svg:width="0.424cm" svg:height="0.47cm" svg:x="8.901cm" svg:y="14.83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0.411cm" svg:height="0.47cm" svg:x="14.201cm" svg:y="14.76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1" draw:layer="layout" svg:width="0.445cm" svg:height="0.47cm" svg:x="11.477cm" svg:y="17.7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1" draw:layer="layout" svg:width="0.428cm" svg:height="0.47cm" svg:x="24.538cm" svg:y="11.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text-style-name="P1" draw:layer="layout" svg:width="0.407cm" svg:height="0.47cm" svg:x="24.999cm" svg:y="13.389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0.424cm" svg:height="0.47cm" svg:x="21.989cm" svg:y="14.73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1" draw:layer="layout" svg:width="0.411cm" svg:height="0.47cm" svg:x="27.289cm" svg:y="14.6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0.445cm" svg:height="0.47cm" svg:x="24.565cm" svg:y="17.6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0.407cm" svg:height="0.47cm" svg:x="24.09cm" svg:y="14.80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8:03:44.269959068</meta:creation-date>
    <dc:date>2014-01-21T18:16:45.265717229</dc:date>
    <meta:editing-duration>P0D</meta:editing-duration>
    <meta:editing-cycles>1</meta:editing-cycles>
    <meta:document-statistic meta:object-count="48"/>
    <meta:generator>LibreOffice/4.1.4.2$Linux_X86_64 LibreOffice_project/410m0$Build-2</meta:generator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d</mi>
    </mrow>
    <annotation encoding="StarMath 5.0">d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12/content.xml><?xml version="1.0" encoding="utf-8"?>
<math xmlns="http://www.w3.org/1998/Math/MathML">
  <semantics>
    <mrow>
      <mi>f</mi>
    </mrow>
    <annotation encoding="StarMath 5.0">f</annotation>
  </semantics>
</math>
</file>

<file path=Object 13/content.xml><?xml version="1.0" encoding="utf-8"?>
<math xmlns="http://www.w3.org/1998/Math/MathML">
  <semantics>
    <mrow>
      <mi>e</mi>
    </mrow>
    <annotation encoding="StarMath 5.0">e</annotation>
  </semantics>
</math>
</file>

<file path=Object 14/content.xml><?xml version="1.0" encoding="utf-8"?>
<math xmlns="http://www.w3.org/1998/Math/MathML">
  <semantics>
    <mrow>
      <mi>b</mi>
    </mrow>
    <annotation encoding="StarMath 5.0">b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i>e</mi>
    </mrow>
    <annotation encoding="StarMath 5.0">e</annotation>
  </semantics>
</math>
</file>

<file path=Object 18/content.xml><?xml version="1.0" encoding="utf-8"?>
<math xmlns="http://www.w3.org/1998/Math/MathML">
  <semantics>
    <mrow>
      <mi>b</mi>
    </mrow>
    <annotation encoding="StarMath 5.0">b</annotation>
  </semantics>
</math>
</file>

<file path=Object 19/content.xml><?xml version="1.0" encoding="utf-8"?>
<math xmlns="http://www.w3.org/1998/Math/MathML">
  <semantics>
    <mrow>
      <mi>c</mi>
    </mrow>
    <annotation encoding="StarMath 5.0">c</annotation>
  </semantics>
</math>
</file>

<file path=Object 2/content.xml><?xml version="1.0" encoding="utf-8"?>
<math xmlns="http://www.w3.org/1998/Math/MathML">
  <semantics>
    <mrow>
      <mi>e</mi>
    </mrow>
    <annotation encoding="StarMath 5.0">e</annotation>
  </semantics>
</math>
</file>

<file path=Object 20/content.xml><?xml version="1.0" encoding="utf-8"?>
<math xmlns="http://www.w3.org/1998/Math/MathML">
  <semantics>
    <mrow>
      <mi>d</mi>
    </mrow>
    <annotation encoding="StarMath 5.0">d</annotation>
  </semantics>
</math>
</file>

<file path=Object 21/content.xml><?xml version="1.0" encoding="utf-8"?>
<math xmlns="http://www.w3.org/1998/Math/MathML">
  <semantics>
    <mrow>
      <mi>a</mi>
    </mrow>
    <annotation encoding="StarMath 5.0">a</annotation>
  </semantics>
</math>
</file>

<file path=Object 22/content.xml><?xml version="1.0" encoding="utf-8"?>
<math xmlns="http://www.w3.org/1998/Math/MathML">
  <semantics>
    <mrow>
      <mi>e</mi>
    </mrow>
    <annotation encoding="StarMath 5.0">e</annotation>
  </semantics>
</math>
</file>

<file path=Object 23/content.xml><?xml version="1.0" encoding="utf-8"?>
<math xmlns="http://www.w3.org/1998/Math/MathML">
  <semantics>
    <mrow>
      <mi>b</mi>
    </mrow>
    <annotation encoding="StarMath 5.0">b</annotation>
  </semantics>
</math>
</file>

<file path=Object 24/content.xml><?xml version="1.0" encoding="utf-8"?>
<math xmlns="http://www.w3.org/1998/Math/MathML">
  <semantics>
    <mrow>
      <mi>c</mi>
    </mrow>
    <annotation encoding="StarMath 5.0">c</annotation>
  </semantics>
</math>
</file>

<file path=Object 25/content.xml><?xml version="1.0" encoding="utf-8"?>
<math xmlns="http://www.w3.org/1998/Math/MathML">
  <semantics>
    <mrow>
      <mi>d</mi>
    </mrow>
    <annotation encoding="StarMath 5.0">d</annotation>
  </semantics>
</math>
</file>

<file path=Object 26/content.xml><?xml version="1.0" encoding="utf-8"?>
<math xmlns="http://www.w3.org/1998/Math/MathML">
  <semantics>
    <mrow>
      <mi>d</mi>
    </mrow>
    <annotation encoding="StarMath 5.0">d</annotation>
  </semantics>
</math>
</file>

<file path=Object 27/content.xml><?xml version="1.0" encoding="utf-8"?>
<math xmlns="http://www.w3.org/1998/Math/MathML">
  <semantics>
    <mrow>
      <mi>a</mi>
    </mrow>
    <annotation encoding="StarMath 5.0">a</annotation>
  </semantics>
</math>
</file>

<file path=Object 28/content.xml><?xml version="1.0" encoding="utf-8"?>
<math xmlns="http://www.w3.org/1998/Math/MathML">
  <semantics>
    <mrow>
      <mi>e</mi>
    </mrow>
    <annotation encoding="StarMath 5.0">e</annotation>
  </semantics>
</math>
</file>

<file path=Object 29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30/content.xml><?xml version="1.0" encoding="utf-8"?>
<math xmlns="http://www.w3.org/1998/Math/MathML">
  <semantics>
    <mrow>
      <mi>c</mi>
    </mrow>
    <annotation encoding="StarMath 5.0">c</annotation>
  </semantics>
</math>
</file>

<file path=Object 31/content.xml><?xml version="1.0" encoding="utf-8"?>
<math xmlns="http://www.w3.org/1998/Math/MathML">
  <semantics>
    <mrow>
      <mi>d</mi>
    </mrow>
    <annotation encoding="StarMath 5.0">d</annotation>
  </semantics>
</math>
</file>

<file path=Object 32/content.xml><?xml version="1.0" encoding="utf-8"?>
<math xmlns="http://www.w3.org/1998/Math/MathML">
  <semantics>
    <mrow>
      <mi>a</mi>
    </mrow>
    <annotation encoding="StarMath 5.0">a</annotation>
  </semantics>
</math>
</file>

<file path=Object 33/content.xml><?xml version="1.0" encoding="utf-8"?>
<math xmlns="http://www.w3.org/1998/Math/MathML">
  <semantics>
    <mrow>
      <mi>e</mi>
    </mrow>
    <annotation encoding="StarMath 5.0">e</annotation>
  </semantics>
</math>
</file>

<file path=Object 34/content.xml><?xml version="1.0" encoding="utf-8"?>
<math xmlns="http://www.w3.org/1998/Math/MathML">
  <semantics>
    <mrow>
      <mi>b</mi>
    </mrow>
    <annotation encoding="StarMath 5.0">b</annotation>
  </semantics>
</math>
</file>

<file path=Object 35/content.xml><?xml version="1.0" encoding="utf-8"?>
<math xmlns="http://www.w3.org/1998/Math/MathML">
  <semantics>
    <mrow>
      <mi>c</mi>
    </mrow>
    <annotation encoding="StarMath 5.0">c</annotation>
  </semantics>
</math>
</file>

<file path=Object 36/content.xml><?xml version="1.0" encoding="utf-8"?>
<math xmlns="http://www.w3.org/1998/Math/MathML">
  <semantics>
    <mrow>
      <mi>d</mi>
    </mrow>
    <annotation encoding="StarMath 5.0">d</annotation>
  </semantics>
</math>
</file>

<file path=Object 37/content.xml><?xml version="1.0" encoding="utf-8"?>
<math xmlns="http://www.w3.org/1998/Math/MathML">
  <semantics>
    <mrow>
      <mi>f</mi>
    </mrow>
    <annotation encoding="StarMath 5.0">f</annotation>
  </semantics>
</math>
</file>

<file path=Object 38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i>c</mi>
    </mrow>
    <annotation encoding="StarMath 5.0">c</annotation>
  </semantics>
</math>
</file>

<file path=Object 40/content.xml><?xml version="1.0" encoding="utf-8"?>
<math xmlns="http://www.w3.org/1998/Math/MathML">
  <semantics>
    <mrow>
      <mi>b</mi>
    </mrow>
    <annotation encoding="StarMath 5.0">b</annotation>
  </semantics>
</math>
</file>

<file path=Object 41/content.xml><?xml version="1.0" encoding="utf-8"?>
<math xmlns="http://www.w3.org/1998/Math/MathML">
  <semantics>
    <mrow>
      <mi>c</mi>
    </mrow>
    <annotation encoding="StarMath 5.0">c</annotation>
  </semantics>
</math>
</file>

<file path=Object 42/content.xml><?xml version="1.0" encoding="utf-8"?>
<math xmlns="http://www.w3.org/1998/Math/MathML">
  <semantics>
    <mrow>
      <mi>d</mi>
    </mrow>
    <annotation encoding="StarMath 5.0">d</annotation>
  </semantics>
</math>
</file>

<file path=Object 44/content.xml><?xml version="1.0" encoding="utf-8"?>
<math xmlns="http://www.w3.org/1998/Math/MathML">
  <semantics>
    <mrow>
      <mi>a</mi>
    </mrow>
    <annotation encoding="StarMath 5.0">a</annotation>
  </semantics>
</math>
</file>

<file path=Object 45/content.xml><?xml version="1.0" encoding="utf-8"?>
<math xmlns="http://www.w3.org/1998/Math/MathML">
  <semantics>
    <mrow>
      <mi>e</mi>
    </mrow>
    <annotation encoding="StarMath 5.0">e</annotation>
  </semantics>
</math>
</file>

<file path=Object 46/content.xml><?xml version="1.0" encoding="utf-8"?>
<math xmlns="http://www.w3.org/1998/Math/MathML">
  <semantics>
    <mrow>
      <mi>b</mi>
    </mrow>
    <annotation encoding="StarMath 5.0">b</annotation>
  </semantics>
</math>
</file>

<file path=Object 47/content.xml><?xml version="1.0" encoding="utf-8"?>
<math xmlns="http://www.w3.org/1998/Math/MathML">
  <semantics>
    <mrow>
      <mi>c</mi>
    </mrow>
    <annotation encoding="StarMath 5.0">c</annotation>
  </semantics>
</math>
</file>

<file path=Object 48/content.xml><?xml version="1.0" encoding="utf-8"?>
<math xmlns="http://www.w3.org/1998/Math/MathML">
  <semantics>
    <mrow>
      <mi>d</mi>
    </mrow>
    <annotation encoding="StarMath 5.0">d</annotation>
  </semantics>
</math>
</file>

<file path=Object 49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d</mi>
    </mrow>
    <annotation encoding="StarMath 5.0">d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c</mi>
    </mrow>
    <annotation encoding="StarMath 5.0">c</annotation>
  </semantics>
</math>
</file>